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5c029" officeooo:paragraph-rsid="0015c029"/>
    </style:style>
    <style:style style:name="P2" style:family="paragraph" style:parent-style-name="Standard">
      <style:text-properties officeooo:rsid="0016ce33" officeooo:paragraph-rsid="0016ce33"/>
    </style:style>
    <style:style style:name="P3" style:family="paragraph" style:parent-style-name="Standard">
      <style:text-properties officeooo:rsid="0016ce33" officeooo:paragraph-rsid="001758e2"/>
    </style:style>
    <style:style style:name="P4" style:family="paragraph" style:parent-style-name="Standard">
      <style:text-properties style:font-name="Times New Roman" fo:font-weight="bold" officeooo:rsid="001a60b9" officeooo:paragraph-rsid="001a60b9" style:font-weight-asian="bold" style:font-weight-complex="bold"/>
    </style:style>
    <style:style style:name="P5" style:family="paragraph" style:parent-style-name="Standard">
      <style:text-properties style:font-name="Times New Roman" fo:font-weight="bold" officeooo:rsid="0015c029" officeooo:paragraph-rsid="0015c029" style:font-weight-asian="bold" style:font-weight-complex="bold"/>
    </style:style>
    <style:style style:name="P6" style:family="paragraph" style:parent-style-name="Standard">
      <style:text-properties style:font-name="Times New Roman" fo:font-weight="bold" officeooo:rsid="0016ce33" officeooo:paragraph-rsid="0016ce33" style:font-weight-asian="bold" style:font-weight-complex="bold"/>
    </style:style>
    <style:style style:name="P7" style:family="paragraph" style:parent-style-name="Standard">
      <style:text-properties style:font-name="Times New Roman" fo:font-weight="bold" officeooo:rsid="001758e2" officeooo:paragraph-rsid="001758e2" style:font-weight-asian="bold" style:font-weight-complex="bold"/>
    </style:style>
    <style:style style:name="P8" style:family="paragraph" style:parent-style-name="Standard">
      <style:text-properties style:font-name="Times New Roman" officeooo:rsid="001a60b9" officeooo:paragraph-rsid="001a60b9"/>
    </style:style>
    <style:style style:name="P9" style:family="paragraph" style:parent-style-name="Standard">
      <style:text-properties style:font-name="Times New Roman" officeooo:rsid="0015c029" officeooo:paragraph-rsid="0015c029"/>
    </style:style>
    <style:style style:name="P10" style:family="paragraph" style:parent-style-name="Standard">
      <style:paragraph-properties fo:text-align="justify" style:justify-single-word="false"/>
      <style:text-properties style:font-name="Times New Roman" officeooo:rsid="0015c029" officeooo:paragraph-rsid="0015c029"/>
    </style:style>
    <style:style style:name="P11" style:family="paragraph" style:parent-style-name="Standard">
      <style:text-properties style:font-name="Times New Roman" fo:font-style="italic" fo:font-weight="bold" officeooo:rsid="0015c029" officeooo:paragraph-rsid="0015c029" style:font-style-asian="italic" style:font-weight-asian="bold" style:font-style-complex="italic" style:font-weight-complex="bold"/>
    </style:style>
    <style:style style:name="P12" style:family="paragraph" style:parent-style-name="Standard">
      <style:text-properties style:font-name="Times New Roman" fo:font-style="italic" fo:font-weight="bold" officeooo:rsid="0016ce33" officeooo:paragraph-rsid="0016ce33" style:font-style-asian="italic" style:font-weight-asian="bold" style:font-style-complex="italic" style:font-weight-complex="bold"/>
    </style:style>
    <style:style style:name="P13" style:family="paragraph" style:parent-style-name="Standard">
      <style:text-properties style:font-name="Times New Roman" officeooo:rsid="0016ce33" officeooo:paragraph-rsid="0015c029"/>
    </style:style>
    <style:style style:name="P14" style:family="paragraph" style:parent-style-name="Standard">
      <style:text-properties style:font-name="Times New Roman" officeooo:rsid="0016ce33" officeooo:paragraph-rsid="0016ce33"/>
    </style:style>
    <style:style style:name="P15" style:family="paragraph" style:parent-style-name="Standard">
      <style:text-properties style:font-name="Times New Roman" officeooo:rsid="0016ce33" officeooo:paragraph-rsid="001a60b9"/>
    </style:style>
    <style:style style:name="P16" style:family="paragraph" style:parent-style-name="Standard">
      <style:text-properties style:font-name="Times New Roman" officeooo:rsid="0016ce33" officeooo:paragraph-rsid="001758e2"/>
    </style:style>
    <style:style style:name="T1" style:family="text">
      <style:text-properties officeooo:rsid="00186b9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86b9a" style:font-style-asian="italic" style:font-style-complex="italic"/>
    </style:style>
    <style:style style:name="T4" style:family="text">
      <style:text-properties fo:font-style="italic" officeooo:rsid="001a90fb" style:font-style-asian="italic" style:font-style-complex="italic"/>
    </style:style>
    <style:style style:name="T5" style:family="text">
      <style:text-properties officeooo:rsid="001a60b9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a60b9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officeooo:rsid="001758e2" style:font-style-asian="normal" style:font-style-complex="normal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1a90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ISTEMAS EMBARCADOS</text:p>
      <text:p text:style-name="P5">AULA 1 – <text:s/><text:span text:style-name="T5">Parte Teórica | 07 de Março</text:span></text:p>
      <text:p text:style-name="P8">Victor Martins N. Luz</text:p>
      <text:p text:style-name="P9"/>
      <text:p text:style-name="P9"/>
      <text:p text:style-name="P9"/>
      <text:p text:style-name="P11">O que são sistemas embarcados?</text:p>
      <text:p text:style-name="P9"/>
      <text:p text:style-name="P10"><text:tab/><text:span text:style-name="T1">Um sistema embarcado é responsável pela execução de uma tarefa ou função especificamente, não é um dispositivo multitarefa, como um computador pessoal ou um </text:span><text:span text:style-name="T3">smartphone</text:span><text:span text:style-name="T1">, por exemplo. Essa função a ser desempenhada é definida durante a etapa de projeto do sistema, sendo aprimorado para desempenhar aquele propósito e aplicação, embora também possa ter caráter reconfigurável, até mesmo para possibilitar atualizações e melhoramentos para a sua operação. O uso de sistemas embarcados possibilita, com um sistema dedicado ao cumprimento de uma função específica, a redução de custos de construção e operação do </text:span><text:span text:style-name="T3">hardware</text:span><text:span text:style-name="T1">.</text:span></text:p>
      <text:p text:style-name="P9"/>
      <text:p text:style-name="P9"/>
      <text:p text:style-name="P11">O que são sistemas microprocessados?</text:p>
      <text:p text:style-name="P9"><text:tab/></text:p>
      <text:p text:style-name="P10"><text:tab/><text:span text:style-name="T5">Esses sistemas recebem entradas (de sensores, comunicação, etc.) que são processadas com microprocessadores, gerando saídas em resposta ao que foi interpretado, de acordo com sua programação.</text:span></text:p>
      <text:p text:style-name="P13"/>
      <text:p text:style-name="P13"/>
      <text:p text:style-name="P12">Apresente aplicações para sistemas embarcados.</text:p>
      <text:p text:style-name="P14"/>
      <text:p text:style-name="P15"><text:span text:style-name="T10">- Automação Industrial:</text:span> <text:span text:style-name="T5">Robôs de gestão de estoque da </text:span><text:span text:style-name="T2">Amazon</text:span></text:p>
      <text:p text:style-name="P15"><text:span text:style-name="T8">- Eletrodomésticos:</text:span><text:span text:style-name="T2"> </text:span><text:span text:style-name="T7">Maquinas de lavar, geladeiras,...</text:span></text:p>
      <text:p text:style-name="P15"><text:span text:style-name="T8">- Ind</text:span><text:span text:style-name="T9">ú</text:span><text:span text:style-name="T8">stria Automotiva:</text:span><text:span text:style-name="T2"> </text:span><text:span text:style-name="T7">Sistema de acionamento</text:span><text:span text:style-name="T2"> de airbags </text:span><text:span text:style-name="T7">nos carros</text:span><text:span text:style-name="T6">.</text:span> </text:p>
      <text:p text:style-name="P14"/>
      <text:p text:style-name="P14"/>
      <text:p text:style-name="P6">Cite <text:span text:style-name="T5">a</text:span>rquiteturas possíveis e as diferenças entre elas.</text:p>
      <text:p text:style-name="P14"><text:tab/></text:p>
      <text:p text:style-name="P16"><text:tab/><text:span text:style-name="T11">A arquitetura </text:span>ASIC <text:span text:style-name="T11">é focada para a execução de atividades mais específicas; </text:span>FPGAs <text:span text:style-name="T11">são utilizadas para atividades que requerem processamento paralelo e podem ser reconfiguráveis</text:span> <text:span text:style-name="T11">e ainda a arquitetura DSP, projetada para circuitos que exigem rapidez de processamento.</text:span></text:p>
      <text:p text:style-name="P16"/>
      <text:p text:style-name="P7">Por que usamos o <text:span text:style-name="T2">Raspberry Pi</text:span>?</text:p>
      <text:p text:style-name="P16"><text:tab/></text:p>
      <text:p text:style-name="P16"><text:tab/><text:span text:style-name="T11">O </text:span><text:span text:style-name="T4">Raspberry Pi</text:span><text:span text:style-name="T11"> tem uma grande base de usuários e <text:s/>grande suporte disponível justamente porque se mostra como uma plataforma de fácil uso e de grande versatilidade e desempenho. A placa é compatível com o sistema </text:span><text:span text:style-name="T4">open-source Linux</text:span><text:span text:style-name="T11"> e tem preço acessível.</text:span></text:p>
      <text:p text:style-name="P3"/>
      <text:p text:style-name="P3"><text:tab/><text:tab/></text:p>
      <text:p text:style-name="P2"><text:tab/></text:p>
      <text:p text:style-name="P2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no </meta:initial-creator>
    <meta:creation-date>2017-03-07T17:26:30</meta:creation-date>
    <dc:date>2017-03-07T23:03:49.821000000</dc:date>
    <meta:editing-duration>PT24M23S</meta:editing-duration>
    <meta:editing-cycles>2</meta:editing-cycles>
    <meta:generator>LibreOffice/4.2.4.2$Windows_x86 LibreOffice_project/63150712c6d317d27ce2db16eb94c2f3d7b699f8</meta:generator>
    <meta:document-statistic meta:table-count="0" meta:image-count="0" meta:object-count="0" meta:page-count="1" meta:paragraph-count="22" meta:word-count="267" meta:character-count="1794" meta:non-whitespace-character-count="1526"/>
  </office:meta>
</office:document-meta>
</file>